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3.554cm" svg:y1="3.814cm" svg:x2="3.301cm" svg:y2="12.316cm" draw:start-shape="id3" draw:start-glue-point="2" draw:end-shape="id1" draw:end-glue-point="0" svg:d="M3554 3814l-253 8502" svg:viewBox="0 0 254 8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30:46.980630131</dc:date>
    <dc:creator>elucterio </dc:creator>
    <meta:editing-duration>PT1M31S</meta:editing-duration>
    <meta:editing-cycles>4</meta:editing-cycles>
    <meta:generator>LibreOffice/4.2.8.2$Linux_X86_64 LibreOffice_project/420m0$Build-2</meta:generator>
    <meta:document-statistic meta:object-count="7"/>
  </office:meta>
</office:document-meta>
</file>